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0000" style:text-outline="false" style:font-name="Times New Roman" fo:font-size="8pt" fo:font-style="normal" fo:text-shadow="none" fo:font-weight="bold" style:text-underline-mode="continuous" style:text-line-through-mode="continuous" style:font-name-asian="Arial Unicode MS" style:font-size-asian="6.80000019073486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" fo:font-size="8pt" fo:font-style="normal"/>
    </style:style>
    <style:style style:name="T1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position="0% 100%" style:font-name="Times New Roman1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italic" style:font-weight-asian="normal" style:font-name-complex="Times New Roman1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use-window-font-color="true" style:text-outline="false" style:text-position="0% 100%" style:font-name="Times New Roman1" fo:font-size="12pt" fo:letter-spacing="normal" fo:language="zxx" fo:country="none" fo:font-style="normal" fo:text-shadow="none" fo:font-weight="normal" style:text-underline-mode="continuous" style:text-line-through-mode="continuous" style:letter-kerning="false" style:font-name-asian="Times New Roman1" style:font-size-asian="6.80000019073486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7" table:default-cell-style-name="ce4"/>
        <table:table-column table:style-name="co1" table:default-cell-style-name="ce6"/>
        <table:table-column table:style-name="co1" table:number-columns-repeated="7" table:default-cell-style-name="Default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пространства</text:p>
          </table:table-cell>
          <table:table-cell table:style-name="ce3" office:value-type="string">
            <text:p>Философы от <text:s/>времени</text:p>
          </table:table-cell>
          <table:table-cell table:style-name="ce3" office:value-type="string">
            <text:p>Материалисты</text:p>
          </table:table-cell>
          <table:table-cell table:style-name="ce3" office:value-type="string">
            <text:p>Философы от биологии</text:p>
          </table:table-cell>
          <table:table-cell table:style-name="ce3" office:value-type="string">
            <text:p>Социальные философы</text:p>
          </table:table-cell>
          <table:table-cell table:style-name="ce5" office:value-type="string">
            <text:p>Идеологи, <text:s/>философы- идеалисты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office:value-type="string">
            <text:p>Распределенная в пространстве материальная реальность <text:span text:style-name="T1">материки, </text:span><text:span text:style-name="T1">атмосфера, океаны, </text:span><text:span text:style-name="T1">острова, горы, </text:span><text:span text:style-name="T1">пустыни , рельеф, и </text:span><text:span text:style-name="T1">прочее. </text:span></text:p>
            <text:p><text:span text:style-name="T2">интерьер и </text:span><text:span text:style-name="T2">экстерьер,</text:span></text:p>
            <text:p><text:span text:style-name="T2">вещи в широком </text:span><text:span text:style-name="T2">смысле</text:span></text:p>
          </table:table-cell>
          <table:table-cell office:value-type="string">
            <text:p>Существующая во времени материальная реальность <text:span text:style-name="T1">изменяющиеся со </text:span><text:span text:style-name="T1">временем </text:span><text:span text:style-name="T1">материальные </text:span><text:span text:style-name="T1">реальности, </text:span><text:span text:style-name="T1">рождающиеся </text:span><text:span text:style-name="T1">материальные </text:span><text:span text:style-name="T1">реальности</text:span></text:p>
          </table:table-cell>
          <table:table-cell table:style-name="ce3" office:value-type="string">
            <text:p>Материалистическая философия <text:span text:style-name="T3">механика, физика, </text:span><text:span text:style-name="T3">химия, </text:span><text:span text:style-name="T3">материаловедение и </text:span><text:span text:style-name="T3">прочие</text:span></text:p>
          </table:table-cell>
          <table:table-cell office:value-type="string">
            <text:p>Биологическая материальная реальность <text:s text:c="3"/><text:span text:style-name="T1">почвы, </text:span><text:span text:style-name="T1">вода, воздух </text:span><text:span text:style-name="T1">минеральное сырье </text:span><text:span text:style-name="T1">— как результат </text:span><text:span text:style-name="T1">биологических </text:span><text:span text:style-name="T1">процессов, </text:span><text:span text:style-name="T1">организмы, тела </text:span><text:span text:style-name="T1">биологических </text:span><text:span text:style-name="T1">объектов. </text:span></text:p>
          </table:table-cell>
          <table:table-cell office:value-type="string">
            <text:p>Социальная материальная реальность <text:s/><text:span text:style-name="T1">конструкции, <text:s/>здания </text:span><text:span text:style-name="T1">и сооружения, </text:span><text:span text:style-name="T1">дороги . Машины, </text:span><text:span text:style-name="T1">Механизмы, </text:span><text:span text:style-name="T1">инструменты и </text:span><text:span text:style-name="T1">приспособления, </text:span><text:span text:style-name="T1">инфраструктура (ее </text:span><text:span text:style-name="T1">материальная </text:span><text:span text:style-name="T1">основа)</text:span></text:p>
          </table:table-cell>
          <table:table-cell office:value-type="string">
            <text:p>Идеальная материальная реальность <text:span text:style-name="T1">символические </text:span><text:span text:style-name="T1">материальные </text:span><text:span text:style-name="T1">реальности, </text:span><text:span text:style-name="T1">государственные </text:span><text:span text:style-name="T1">символы, <text:s/></text:span><text:span text:style-name="T1">драгоценности, </text:span><text:span text:style-name="T1">памятники,</text:span></text:p>
            <text:p><text:span text:style-name="T1">идеологизированные </text:span><text:span text:style-name="T1">вещества и вещи, </text:span><text:span text:style-name="T1">ювелирные изделия </text:span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Биологическая реальность</text:p>
          </table:table-cell>
          <table:table-cell office:value-type="string">
            <text:p>Распределенные в пространстве биологические реальности <text:span text:style-name="T1">биосфера, </text:span><text:span text:style-name="T1">биоценозы, </text:span><text:span text:style-name="T1">пространственное </text:span><text:span text:style-name="T1">воплощение жизни, <text:s/></text:span><text:span text:style-name="T1">Экосистемы, </text:span><text:span text:style-name="T1">биологическое </text:span><text:span text:style-name="T1">пространственное </text:span><text:span text:style-name="T1">разнообразие</text:span></text:p>
          </table:table-cell>
          <table:table-cell office:value-type="string">
            <text:p>Существующие во времени биологические реальности <text:s text:c="3"/><text:span text:style-name="T1">циклы </text:span><text:span text:style-name="T1">жизни, сукцессии, </text:span><text:span text:style-name="T1">пищевые цепи, </text:span><text:span text:style-name="T1">метаморфизм, <text:s/></text:span><text:span text:style-name="T1">рост, развитие, </text:span><text:span text:style-name="T1">размножение, </text:span><text:span text:style-name="T1">умирание, </text:span><text:span text:style-name="T1">палеонтологическая </text:span><text:span text:style-name="T1">история</text:span></text:p>
          </table:table-cell>
          <table:table-cell office:value-type="string">
            <text:p>Материализованные биологические реальности <text:span text:style-name="T1">Материальное <text:s/></text:span><text:span text:style-name="T1">воплощение </text:span><text:span text:style-name="T1">биологических </text:span><text:span text:style-name="T1">объектов, их формы </text:span><text:span text:style-name="T1">— тела (стволы, </text:span><text:span text:style-name="T1">туши и прочее), </text:span><text:span text:style-name="T1">месторождения. </text:span><text:span text:style-name="T1">Лес, почва, пустыня </text:span><text:span text:style-name="T1">и прочее</text:span></text:p>
          </table:table-cell>
          <table:table-cell table:style-name="ce3" office:value-type="string">
            <text:p>Философия биологии <text:span text:style-name="T3">зоология, </text:span><text:span text:style-name="T3">ботаника, </text:span><text:span text:style-name="T3">микробиология, </text:span><text:span text:style-name="T3">генетика, </text:span><text:span text:style-name="T3">физиология, </text:span><text:span text:style-name="T3">психология</text:span></text:p>
          </table:table-cell>
          <table:table-cell office:value-type="string">
            <text:p>Социализованные биологические реальности <text:s text:c="9"/><text:span text:style-name="T1">еда </text:span><text:span text:style-name="T1">и питание, сон, <text:s/></text:span><text:span text:style-name="T1">пищевые и прочие </text:span><text:span text:style-name="T1">зависимости, </text:span><text:span text:style-name="T1">отправление </text:span><text:span text:style-name="T1">естественных </text:span><text:span text:style-name="T1">потребностей, </text:span><text:span text:style-name="T1">Медицина, <text:s/>здоровье </text:span><text:span text:style-name="T1">и болезни. </text:span></text:p>
          </table:table-cell>
          <table:table-cell office:value-type="string">
            <text:p>Идеализированные (сакрализованные) биологические реальности <text:span text:style-name="T1">полезные </text:span><text:span text:style-name="T1">и вредные </text:span><text:span text:style-name="T1">биологические </text:span><text:span text:style-name="T1">реальности, <text:s/></text:span><text:span text:style-name="T1">охраняемые и </text:span><text:span text:style-name="T1">исчезающие формы </text:span><text:span text:style-name="T1">жизни.</text:span></text:p>
            <text:p><text:span text:style-name="T4"/></text:p>
          </table:table-cell>
          <table:table-cell table:number-columns-repeated="249"/>
        </table:table-row>
        <table:table-row table:style-name="ro1" table:number-rows-repeated="6553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2:26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50:16</meta:creation-date>
    <dc:creator>simon kordonsky</dc:creator>
    <dc:date>2009-08-23T12:26:04</dc:date>
    <dc:language>ru-RU</dc:language>
    <meta:editing-cycles>3</meta:editing-cycles>
    <meta:editing-duration>PT00H05M25S</meta:editing-duration>
    <meta:document-statistic meta:table-count="1" meta:cell-count="21" meta:object-count="0"/>
    <meta:user-defined meta:name="Info 1"/>
    <meta:user-defined meta:name="Info 2"/>
    <meta:user-defined meta:name="Info 3"/>
    <meta:user-defined meta:name="Info 4"/>
  </office:meta>
</office:document-meta>
</file>